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automatic-styles>
    <style:style style:name="Average_5f_Job_5f_Wait_5f_Time" style:display-name="Average_Job_Wait_Time" style:family="table">
      <style:table-properties style:width="6.5in" fo:break-before="auto" fo:break-after="auto" table:align="center" style:may-break-between-rows="true" style:writing-mode="lr-tb"/>
    </style:style>
    <style:style style:name="Average_5f_Job_5f_Wait_5f_Time.A" style:display-name="Average_Job_Wait_Time.A" style:family="table-column">
      <style:table-column-properties style:column-width="3.25in"/>
    </style:style>
    <style:style style:name="Average_5f_Job_5f_Wait_5f_Time.1" style:display-name="Average_Job_Wait_Time.1" style:family="table-row">
      <style:table-row-properties fo:keep-together="always"/>
    </style:style>
    <style:style style:name="Average_5f_Job_5f_Wait_5f_Time.A1" style:display-name="Average_Job_Wait_Time.A1" style:family="table-cell">
      <style:table-cell-properties fo:padding="0.0382in" fo:border="3pt solid #000000"/>
    </style:style>
    <style:style style:name="Average_5f_Job_5f_Wait_5f_Time.A2" style:display-name="Average_Job_Wait_Time.A2" style:family="table-cell">
      <style:table-cell-properties fo:padding="0.0382in" fo:border-left="0.05pt solid #000000" fo:border-right="none" fo:border-top="none" fo:border-bottom="0.05pt solid #000000"/>
    </style:style>
    <style:style style:name="Average_5f_Job_5f_Wait_5f_Time.B2" style:display-name="Average_Job_Wait_Time.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5in" fo:break-before="auto" fo:break-after="auto" table:align="center" style:may-break-between-rows="true" style:writing-mode="lr-tb"/>
    </style:style>
    <style:style style:name="Table1.A" style:family="table-column">
      <style:table-column-properties style:column-width="3.25in"/>
    </style:style>
    <style:style style:name="Table1.1" style:family="table-row">
      <style:table-row-properties fo:keep-together="always"/>
    </style:style>
    <style:style style:name="Table1.A1" style:family="table-cell">
      <style:table-cell-properties fo:padding="0.0382in" fo:border="3pt solid #000000"/>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style:vertical-align="middle" fo:background-color="transparent" fo:padding="0.0382in" fo:border="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paragraph-properties fo:line-height="200%" fo:text-align="center" style:justify-single-word="false"/>
      <style:text-properties fo:font-size="16pt" officeooo:rsid="00095921" officeooo:paragraph-rsid="00095921" style:font-size-asian="16pt" style:font-size-complex="16pt"/>
    </style:style>
    <style:style style:name="P6" style:family="paragraph" style:parent-style-name="Standard">
      <style:paragraph-properties fo:margin-top="0.0693in" fo:margin-bottom="0.0693in" style:contextual-spacing="false" fo:line-height="200%" fo:text-align="justify" style:justify-single-word="false" fo:orphans="2" fo:widows="2">
        <style:tab-stops>
          <style:tab-stop style:position="0.5in"/>
        </style:tab-stops>
      </style:paragraph-properties>
      <style:text-properties style:text-underline-style="solid" style:text-underline-width="auto" style:text-underline-color="font-color" fo:font-weight="bold" style:font-name-asian="Times New Roman2" style:language-asian="ko" style:country-asian="KR" style:font-weight-asian="bold" style:font-name-complex="Times New Roman2" style:language-complex="ar" style:country-complex="SA" style:font-weight-complex="bold"/>
    </style:style>
    <style:style style:name="P7"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style:text-underline-style="solid" style:text-underline-width="auto" style:text-underline-color="font-color" fo:font-weight="bold" style:font-name-asian="Times New Roman2" style:language-asian="ko" style:country-asian="KR" style:font-weight-asian="bold" style:font-name-complex="Times New Roman2" style:language-complex="ar" style:country-complex="SA" style:font-weight-complex="bold"/>
    </style:style>
    <style:style style:name="P8"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style:text-underline-style="solid" style:text-underline-width="auto" style:text-underline-color="font-color" fo:font-weight="bold" officeooo:rsid="00189947" officeooo:paragraph-rsid="00189947" style:font-name-asian="Times New Roman2" style:language-asian="ko" style:country-asian="KR" style:font-weight-asian="bold" style:font-name-complex="Times New Roman2" style:language-complex="ar" style:country-complex="SA" style:font-weight-complex="bold"/>
    </style:style>
    <style:style style:name="P9"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officeooo:paragraph-rsid="001bc166"/>
    </style:style>
    <style:style style:name="P10" style:family="paragraph" style:parent-style-name="Standard">
      <style:paragraph-properties fo:margin-top="0.0693in" fo:margin-bottom="0.0693in" style:contextual-spacing="false" fo:line-height="200%" fo:orphans="2" fo:widows="2" fo:break-before="page">
        <style:tab-stops>
          <style:tab-stop style:position="0.5in"/>
        </style:tab-stops>
      </style:paragraph-properties>
      <style:text-properties style:text-underline-style="solid" style:text-underline-width="auto" style:text-underline-color="font-color" fo:font-weight="bold" style:font-name-asian="Times New Roman2" style:language-asian="ko" style:country-asian="KR" style:font-weight-asian="bold" style:font-name-complex="Times New Roman2" style:language-complex="ar" style:country-complex="SA" style:font-weight-complex="bold"/>
    </style:style>
    <style:style style:name="P11" style:family="paragraph" style:parent-style-name="Preformatted_20_Text">
      <style:paragraph-properties fo:background-color="#ffffff">
        <style:background-image/>
      </style:paragraph-properties>
    </style:style>
    <style:style style:name="P12" style:family="paragraph" style:parent-style-name="Preformatted_20_Text">
      <style:paragraph-properties fo:background-color="#ffffff">
        <style:background-image/>
      </style:paragraph-properties>
      <style:text-properties fo:color="#000000"/>
    </style:style>
    <style:style style:name="P13" style:family="paragraph" style:parent-style-name="Preformatted_20_Text">
      <style:paragraph-properties fo:background-color="#ffffff">
        <style:background-image/>
      </style:paragraph-properties>
      <style:text-properties fo:color="#8c868f"/>
    </style:style>
    <style:style style:name="P14" style:family="paragraph" style:parent-style-name="Preformatted_20_Text">
      <style:paragraph-properties fo:background-color="#ffffff">
        <style:background-image/>
      </style:paragraph-properties>
      <style:text-properties fo:color="#409b1c"/>
    </style:style>
    <style:style style:name="P15" style:family="paragraph" style:parent-style-name="Standard" style:master-page-name="Standard">
      <style:paragraph-properties fo:line-height="200%" fo:text-align="center" style:justify-single-word="false" style:page-number="auto"/>
    </style:style>
    <style:style style:name="P16"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bold" officeooo:rsid="0013b949" officeooo:paragraph-rsid="0013b949" style:font-name-asian="Times New Roman2" style:language-asian="ko" style:country-asian="KR" style:font-weight-asian="bold" style:font-name-complex="Times New Roman2" style:language-complex="ar" style:country-complex="SA" style:font-weight-complex="bold"/>
    </style:style>
    <style:style style:name="P17"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bold" officeooo:rsid="0013b949" officeooo:paragraph-rsid="0023cb0c" style:font-name-asian="Times New Roman2" style:language-asian="ko" style:country-asian="KR" style:font-weight-asian="bold" style:font-name-complex="Times New Roman2" style:language-complex="ar" style:country-complex="SA" style:font-weight-complex="bold"/>
    </style:style>
    <style:style style:name="P18"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bold" officeooo:rsid="0013b949" officeooo:paragraph-rsid="002cb977" style:font-name-asian="Times New Roman2" style:language-asian="ko" style:country-asian="KR" style:font-weight-asian="bold" style:font-name-complex="Times New Roman2" style:language-complex="ar" style:country-complex="SA" style:font-weight-complex="bold"/>
    </style:style>
    <style:style style:name="P19"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263716" style:font-name-asian="Times New Roman2" style:language-asian="ko" style:country-asian="KR" style:font-name-complex="Times New Roman2" style:language-complex="ar" style:country-complex="SA"/>
    </style:style>
    <style:style style:name="P20"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25c57b"/>
    </style:style>
    <style:style style:name="P21"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281e68"/>
    </style:style>
    <style:style style:name="P22" style:family="paragraph" style:parent-style-name="Standard">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style:font-name="Courier" fo:font-style="normal" style:text-underline-style="none" fo:font-weight="normal" officeooo:rsid="0023cb0c" officeooo:paragraph-rsid="0023cb0c" style:font-name-asian="Times New Roman2" style:language-asian="ko" style:country-asian="KR" style:font-style-asian="normal" style:font-weight-asian="normal" style:font-name-complex="Times New Roman2" style:language-complex="ar" style:country-complex="SA" style:font-style-complex="normal" style:font-weight-complex="normal"/>
    </style:style>
    <style:style style:name="P23" style:family="paragraph" style:parent-style-name="Standard" style:list-style-name="L1">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24" style:family="paragraph" style:parent-style-name="Standard">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25" style:family="paragraph" style:parent-style-name="Standard" style:list-style-name="L2">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26" style:family="paragraph" style:parent-style-name="Standard" style:list-style-name="L3">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27" style:family="paragraph" style:parent-style-name="Standard" style:list-style-name="L4">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28" style:family="paragraph" style:parent-style-name="Standard" style:list-style-name="L1">
      <style:paragraph-properties fo:margin-top="0.0693in" fo:margin-bottom="0.0693in" style:contextual-spacing="false" fo:line-height="200%" fo:text-align="justify" style:justify-single-word="false" fo:orphans="2" fo:widows="2" fo:hyphenation-ladder-count="no-limit" fo:background-color="transparent" style:shadow="none" style:vertical-align="baseline" style:writing-mode="lr-tb">
        <style:tab-stops>
          <style:tab-stop style:position="0.5in"/>
        </style:tab-stops>
        <style:background-image/>
      </style:paragraph-properties>
      <style:text-properties officeooo:paragraph-rsid="00206a81" fo:hyphenate="false" fo:hyphenation-remain-char-count="2" fo:hyphenation-push-char-count="2"/>
    </style:style>
    <style:style style:name="P29"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officeooo:paragraph-rsid="002bcf08"/>
    </style:style>
    <style:style style:name="P30" style:family="paragraph" style:parent-style-name="Standard">
      <style:paragraph-properties fo:margin-top="0.0693in" fo:margin-bottom="0.0693in" style:contextual-spacing="false" fo:line-height="200%" fo:orphans="2" fo:widows="2" fo:break-before="page">
        <style:tab-stops>
          <style:tab-stop style:position="0.5in"/>
        </style:tab-stops>
      </style:paragraph-properties>
      <style:text-properties style:text-underline-style="solid" style:text-underline-width="auto" style:text-underline-color="font-color" fo:font-weight="bold" officeooo:rsid="0013b949" officeooo:paragraph-rsid="002cb977" style:font-name-asian="Times New Roman2" style:language-asian="ko" style:country-asian="KR" style:font-weight-asian="bold" style:font-name-complex="Times New Roman2" style:language-complex="ar" style:country-complex="SA" style:font-weight-complex="bold"/>
    </style:style>
    <style:style style:name="P31" style:family="paragraph" style:parent-style-name="Standard">
      <style:paragraph-properties fo:line-height="200%" fo:text-align="center" style:justify-single-word="false"/>
      <style:text-properties fo:font-size="16pt" officeooo:paragraph-rsid="0010bcee" style:font-size-asian="16pt" style:font-size-complex="16pt"/>
    </style:style>
    <style:style style:name="P32" style:family="paragraph" style:parent-style-name="Standard">
      <style:paragraph-properties fo:line-height="200%"/>
      <style:text-properties officeooo:paragraph-rsid="0028ce62"/>
    </style:style>
    <style:style style:name="P33" style:family="paragraph" style:parent-style-name="Standard">
      <style:paragraph-properties fo:margin-left="0in" fo:margin-right="0in" fo:margin-top="0.0693in" fo:margin-bottom="0.0693in" style:contextual-spacing="false" fo:line-height="200%" fo:text-align="justify" style:justify-single-word="false" fo:orphans="2" fo:widows="2" fo:hyphenation-ladder-count="no-limit" fo:text-indent="0in" style:auto-text-indent="false"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34" style:family="paragraph" style:parent-style-name="Standard" style:master-page-name="">
      <style:paragraph-properties fo:margin-left="0in" fo:margin-right="0in" fo:margin-top="0.0693in" fo:margin-bottom="0.0693in" style:contextual-spacing="false" fo:line-height="200%" fo:text-align="justify" style:justify-single-word="false" fo:orphans="2" fo:widows="2" fo:hyphenation-ladder-count="no-limit" fo:text-indent="0in" style:auto-text-indent="false" style:page-number="auto" fo:background-color="transparent" style:shadow="none" style:vertical-align="baseline" style:writing-mode="lr-tb">
        <style:tab-stops>
          <style:tab-stop style:position="0.5in"/>
        </style:tab-stops>
        <style:background-image/>
      </style:paragraph-properties>
      <style:text-properties fo:font-style="italic" officeooo:rsid="00206a81" officeooo:paragraph-rsid="00206a81" style:font-name-asian="Times New Roman2" style:language-asian="ko" style:country-asian="KR" style:font-style-asian="italic" style:font-name-complex="Times New Roman2" style:language-complex="ar" style:country-complex="SA" fo:hyphenate="false" fo:hyphenation-remain-char-count="2" fo:hyphenation-push-char-count="2"/>
    </style:style>
    <style:style style:name="P35"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fo:color="#008000" officeooo:paragraph-rsid="0023cb0c"/>
    </style:style>
    <style:style style:name="P36"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fo:color="#008000" fo:font-style="normal" style:text-underline-style="none" fo:font-weight="normal" officeooo:rsid="0013b949" officeooo:paragraph-rsid="002cb977" style:font-name-asian="Times New Roman2" style:language-asian="ko" style:country-asian="KR" style:font-style-asian="normal" style:font-weight-asian="normal" style:font-name-complex="Times New Roman2" style:language-complex="ar" style:country-complex="SA" style:font-style-complex="normal" style:font-weight-complex="normal"/>
    </style:style>
    <style:style style:name="P37"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fo:color="#008000" fo:font-style="normal" style:text-underline-style="none" fo:font-weight="normal" officeooo:rsid="002cb977" officeooo:paragraph-rsid="002cb977" style:font-name-asian="Times New Roman2" style:language-asian="ko" style:country-asian="KR" style:font-style-asian="normal" style:font-weight-asian="normal" style:font-name-complex="Times New Roman2" style:language-complex="ar" style:country-complex="SA" style:font-style-complex="normal" style:font-weight-complex="normal"/>
    </style:style>
    <style:style style:name="P38" style:family="paragraph" style:parent-style-name="Preformatted_20_Text">
      <style:paragraph-properties fo:margin-top="0.0693in" fo:margin-bottom="0.0693in" style:contextual-spacing="false" fo:line-height="200%" fo:text-align="center" style:justify-single-word="false" fo:orphans="2" fo:widows="2">
        <style:tab-stops>
          <style:tab-stop style:position="0.5in"/>
        </style:tab-stops>
      </style:paragraph-properties>
      <style:text-properties style:text-underline-style="solid" style:text-underline-width="auto" style:text-underline-color="font-color" fo:font-weight="bold" officeooo:rsid="0013b949" officeooo:paragraph-rsid="002cb977" style:font-name-asian="Times New Roman2" style:language-asian="ko" style:country-asian="KR" style:font-weight-asian="bold" style:font-name-complex="Times New Roman2" style:language-complex="ar" style:country-complex="SA" style:font-weight-complex="bold"/>
    </style:style>
    <style:style style:name="P39" style:family="paragraph" style:parent-style-name="Table_20_Contents">
      <style:paragraph-properties fo:text-align="center" style:justify-single-word="false"/>
      <style:text-properties fo:font-weight="bold" officeooo:rsid="0028ce62" officeooo:paragraph-rsid="0028ce62" style:font-weight-asian="bold" style:font-weight-complex="bold"/>
    </style:style>
    <style:style style:name="P40" style:family="paragraph" style:parent-style-name="Table_20_Contents">
      <style:text-properties fo:font-style="italic" officeooo:rsid="0028ce62" officeooo:paragraph-rsid="0028ce62" style:font-style-asian="italic" style:font-style-complex="italic"/>
    </style:style>
    <style:style style:name="P41" style:family="paragraph" style:parent-style-name="Table_20_Contents">
      <style:text-properties fo:font-style="italic" officeooo:rsid="0028ce62" officeooo:paragraph-rsid="00290363" style:font-style-asian="italic" style:font-style-complex="italic"/>
    </style:style>
    <style:style style:name="P42" style:family="paragraph" style:parent-style-name="Table_20_Contents">
      <style:text-properties fo:font-style="italic" officeooo:rsid="0028ce62" officeooo:paragraph-rsid="002a821b" style:font-style-asian="italic" style:font-style-complex="italic"/>
    </style:style>
    <style:style style:name="P43" style:family="paragraph" style:parent-style-name="Table_20_Contents">
      <style:paragraph-properties fo:text-align="center" style:justify-single-word="false"/>
      <style:text-properties officeooo:rsid="0028ce62" officeooo:paragraph-rsid="0028ce62"/>
    </style:style>
    <style:style style:name="P44" style:family="paragraph" style:parent-style-name="Table_20_Contents">
      <style:paragraph-properties fo:text-align="center" style:justify-single-word="false"/>
      <style:text-properties officeooo:rsid="0028ce62" officeooo:paragraph-rsid="002a821b"/>
    </style:style>
    <style:style style:name="T1" style:family="text">
      <style:text-properties fo:font-size="16pt" style:font-size-asian="16pt" style:font-size-complex="16pt"/>
    </style:style>
    <style:style style:name="T2" style:family="text">
      <style:text-properties fo:font-style="italic" officeooo:rsid="00206a81" style:font-name-asian="Times New Roman2" style:language-asian="ko" style:country-asian="KR" style:font-style-asian="italic" style:font-name-complex="Times New Roman2" style:language-complex="ar" style:country-complex="SA"/>
    </style:style>
    <style:style style:name="T3" style:family="text">
      <style:text-properties fo:font-style="italic" style:font-style-asian="italic" style:font-style-complex="italic"/>
    </style:style>
    <style:style style:name="T4" style:family="text">
      <style:text-properties fo:font-style="italic" officeooo:rsid="002a821b" style:font-style-asian="italic" style:font-style-complex="italic"/>
    </style:style>
    <style:style style:name="T5" style:family="text">
      <style:text-properties fo:color="#000000" fo:font-weight="bold" style:font-name-asian="Times New Roman2" style:language-asian="ko" style:country-asian="KR" style:font-weight-asian="bold" style:font-name-complex="Times New Roman2" style:language-complex="ar" style:country-complex="SA" style:font-weight-complex="bold"/>
    </style:style>
    <style:style style:name="T6" style:family="text">
      <style:text-properties fo:color="#000000" fo:font-weight="normal" officeooo:rsid="0018e55a" style:font-name-asian="Times New Roman2" style:language-asian="ko" style:country-asian="KR" style:font-weight-asian="normal" style:font-name-complex="Times New Roman2" style:language-complex="ar" style:country-complex="SA" style:font-weight-complex="normal"/>
    </style:style>
    <style:style style:name="T7" style:family="text">
      <style:text-properties fo:color="#000000" fo:font-weight="normal" officeooo:rsid="001bc166" style:font-name-asian="Times New Roman2" style:language-asian="ko" style:country-asian="KR" style:font-weight-asian="normal" style:font-name-complex="Times New Roman2" style:language-complex="ar" style:country-complex="SA" style:font-weight-complex="normal"/>
    </style:style>
    <style:style style:name="T8" style:family="text">
      <style:text-properties fo:color="#000000" fo:font-weight="normal" officeooo:rsid="001e4599" style:font-name-asian="Times New Roman2" style:language-asian="ko" style:country-asian="KR" style:font-weight-asian="normal" style:font-name-complex="Times New Roman2" style:language-complex="ar" style:country-complex="SA" style:font-weight-complex="normal"/>
    </style:style>
    <style:style style:name="T9" style:family="text">
      <style:text-properties fo:color="#000000" fo:font-weight="normal" officeooo:rsid="002c3bfe" style:font-name-asian="Times New Roman2" style:language-asian="ko" style:country-asian="KR" style:font-weight-asian="normal" style:font-name-complex="Times New Roman2" style:language-complex="ar" style:country-complex="SA" style:font-weight-complex="normal"/>
    </style:style>
    <style:style style:name="T10" style:family="text">
      <style:text-properties fo:color="#000000" fo:font-weight="normal" officeooo:rsid="0018e55a" fo:background-color="#ffff00" style:font-name-asian="Times New Roman2" style:language-asian="ko" style:country-asian="KR" style:font-weight-asian="normal" style:font-name-complex="Times New Roman2" style:language-complex="ar" style:country-complex="SA" style:font-weight-complex="normal"/>
    </style:style>
    <style:style style:name="T11" style:family="text">
      <style:text-properties fo:color="#000000" fo:font-weight="normal" officeooo:rsid="002c3bfe" fo:background-color="#ffff00" style:font-name-asian="Times New Roman2" style:language-asian="ko" style:country-asian="KR" style:font-weight-asian="normal" style:font-name-complex="Times New Roman2" style:language-complex="ar" style:country-complex="SA" style:font-weight-complex="normal"/>
    </style:style>
    <style:style style:name="T12" style:family="text">
      <style:text-properties fo:color="#000000" fo:font-weight="normal" officeooo:rsid="001e4599" fo:background-color="#ffff00" style:font-name-asian="Times New Roman2" style:language-asian="ko" style:country-asian="KR" style:font-weight-asian="normal" style:font-name-complex="Times New Roman2" style:language-complex="ar" style:country-complex="SA" style:font-weight-complex="normal"/>
    </style:style>
    <style:style style:name="T13" style:family="text">
      <style:text-properties fo:color="#000000" fo:font-weight="normal" officeooo:rsid="001bc166" fo:background-color="#ffff00" style:font-name-asian="Times New Roman2" style:language-asian="ko" style:country-asian="KR" style:font-weight-asian="normal" style:font-name-complex="Times New Roman2" style:language-complex="ar" style:country-complex="SA" style:font-weight-complex="normal"/>
    </style:style>
    <style:style style:name="T14" style:family="text">
      <style:text-properties fo:color="#000000" fo:font-size="12pt" fo:font-weight="normal" officeooo:rsid="00189947" fo:background-color="#ffffff" style:font-name-asian="Times New Roman2" style:font-size-asian="12pt" style:language-asian="ko" style:country-asian="KR" style:font-weight-asian="normal" style:font-name-complex="Times New Roman2" style:font-size-complex="12pt" style:language-complex="ar" style:country-complex="SA" style:font-weight-complex="normal"/>
    </style:style>
    <style:style style:name="T15" style:family="text">
      <style:text-properties fo:color="#000000" fo:font-size="12pt" fo:font-weight="normal" officeooo:rsid="0018e55a" fo:background-color="#ffffff" style:font-name-asian="Times New Roman2" style:font-size-asian="12pt" style:language-asian="ko" style:country-asian="KR" style:font-weight-asian="normal" style:font-name-complex="Times New Roman2" style:font-size-complex="12pt" style:language-complex="ar" style:country-complex="SA" style:font-weight-complex="normal"/>
    </style:style>
    <style:style style:name="T16" style:family="text">
      <style:text-properties fo:color="#000000" fo:font-size="12pt" fo:font-weight="normal" officeooo:rsid="002bcf08" fo:background-color="#ffffff" style:font-name-asian="Times New Roman2" style:font-size-asian="12pt" style:language-asian="ko" style:country-asian="KR" style:font-weight-asian="normal" style:font-name-complex="Times New Roman2" style:font-size-complex="12pt" style:language-complex="ar" style:country-complex="SA" style:font-weight-complex="normal"/>
    </style:style>
    <style:style style:name="T17" style:family="text">
      <style:text-properties fo:color="#000000" fo:font-size="12pt" style:text-underline-style="none" fo:font-weight="normal" officeooo:rsid="00189947" fo:background-color="#ffffff" style:font-name-asian="Times New Roman2" style:font-size-asian="12pt" style:language-asian="ko" style:country-asian="KR" style:font-weight-asian="normal" style:font-name-complex="Times New Roman2" style:font-size-complex="12pt" style:language-complex="ar" style:country-complex="SA" style:font-weight-complex="normal"/>
    </style:style>
    <style:style style:name="T18" style:family="text">
      <style:text-properties fo:color="#000000" fo:font-size="12pt" style:text-underline-style="none" fo:font-weight="normal" officeooo:rsid="0018e55a" fo:background-color="#ffffff" style:font-name-asian="Times New Roman2" style:font-size-asian="12pt" style:language-asian="ko" style:country-asian="KR" style:font-weight-asian="normal" style:font-name-complex="Times New Roman2" style:font-size-complex="12pt" style:language-complex="ar" style:country-complex="SA" style:font-weight-complex="normal"/>
    </style:style>
    <style:style style:name="T19" style:family="text">
      <style:text-properties fo:color="#000000" fo:font-size="12pt" style:text-underline-style="none" fo:font-weight="normal" officeooo:rsid="002bcf08" fo:background-color="#ffffff" style:font-name-asian="Times New Roman2" style:font-size-asian="12pt" style:language-asian="ko" style:country-asian="KR" style:font-weight-asian="normal" style:font-name-complex="Times New Roman2" style:font-size-complex="12pt" style:language-complex="ar" style:country-complex="SA" style:font-weight-complex="normal"/>
    </style:style>
    <style:style style:name="T20" style:family="text">
      <style:text-properties fo:color="#000000" style:font-name="Times New Roman1" fo:font-size="12pt" fo:font-style="normal" style:text-underline-style="none" fo:font-weight="normal" officeooo:rsid="0023cb0c" fo:background-color="#ffffff" style:font-name-asian="Times New Roman2" style:font-size-asian="12pt" style:language-asian="ko" style:country-asian="KR" style:font-style-asian="normal" style:font-weight-asian="normal" style:font-name-complex="Times New Roman2" style:font-size-complex="12pt" style:language-complex="ar" style:country-complex="SA" style:font-style-complex="normal" style:font-weight-complex="normal"/>
    </style:style>
    <style:style style:name="T21" style:family="text">
      <style:text-properties fo:font-weight="normal" officeooo:rsid="0015a843" style:font-weight-asian="normal" style:font-weight-complex="normal"/>
    </style:style>
    <style:style style:name="T22" style:family="text">
      <style:text-properties fo:font-weight="normal" officeooo:rsid="001635a0" style:font-weight-asian="normal" style:font-weight-complex="normal"/>
    </style:style>
    <style:style style:name="T23" style:family="text">
      <style:text-properties fo:font-weight="normal" officeooo:rsid="001d42e6" style:font-weight-asian="normal" style:font-weight-complex="normal"/>
    </style:style>
    <style:style style:name="T24" style:family="text">
      <style:text-properties fo:font-weight="normal" officeooo:rsid="0028ce62" style:font-weight-asian="normal" style:font-weight-complex="normal"/>
    </style:style>
    <style:style style:name="T25" style:family="text">
      <style:text-properties fo:font-style="normal" officeooo:rsid="00124aab" style:font-name-asian="Times New Roman2" style:language-asian="ko" style:country-asian="KR" style:font-style-asian="normal" style:font-name-complex="Times New Roman2" style:language-complex="ar" style:country-complex="SA" style:font-style-complex="normal"/>
    </style:style>
    <style:style style:name="T26" style:family="text">
      <style:text-properties fo:font-style="normal" officeooo:rsid="0013b949" style:font-name-asian="Times New Roman2" style:language-asian="ko" style:country-asian="KR" style:font-style-asian="normal" style:font-name-complex="Times New Roman2" style:language-complex="ar" style:country-complex="SA" style:font-style-complex="normal"/>
    </style:style>
    <style:style style:name="T27" style:family="text">
      <style:text-properties fo:font-style="normal" officeooo:rsid="0014f16b" style:font-name-asian="Times New Roman2" style:language-asian="ko" style:country-asian="KR" style:font-style-asian="normal" style:font-name-complex="Times New Roman2" style:language-complex="ar" style:country-complex="SA" style:font-style-complex="normal"/>
    </style:style>
    <style:style style:name="T28" style:family="text">
      <style:text-properties fo:font-style="normal" officeooo:rsid="0015a843" style:font-name-asian="Times New Roman2" style:language-asian="ko" style:country-asian="KR" style:font-style-asian="normal" style:font-name-complex="Times New Roman2" style:language-complex="ar" style:country-complex="SA" style:font-style-complex="normal"/>
    </style:style>
    <style:style style:name="T29" style:family="text">
      <style:text-properties fo:font-style="normal" officeooo:rsid="001635a0" style:font-name-asian="Times New Roman2" style:language-asian="ko" style:country-asian="KR" style:font-style-asian="normal" style:font-name-complex="Times New Roman2" style:language-complex="ar" style:country-complex="SA" style:font-style-complex="normal"/>
    </style:style>
    <style:style style:name="T30" style:family="text">
      <style:text-properties fo:font-style="normal" officeooo:rsid="0022fe37" style:font-name-asian="Times New Roman2" style:language-asian="ko" style:country-asian="KR" style:font-style-asian="normal" style:font-name-complex="Times New Roman2" style:language-complex="ar" style:country-complex="SA" style:font-style-complex="normal"/>
    </style:style>
    <style:style style:name="T31" style:family="text">
      <style:text-properties fo:font-style="normal" officeooo:rsid="0023cb0c" style:font-name-asian="Times New Roman2" style:language-asian="ko" style:country-asian="KR" style:font-style-asian="normal" style:font-name-complex="Times New Roman2" style:language-complex="ar" style:country-complex="SA" style:font-style-complex="normal"/>
    </style:style>
    <style:style style:name="T32" style:family="text">
      <style:text-properties fo:font-style="normal" officeooo:rsid="00243059" style:font-name-asian="Times New Roman2" style:language-asian="ko" style:country-asian="KR" style:font-style-asian="normal" style:font-name-complex="Times New Roman2" style:language-complex="ar" style:country-complex="SA" style:font-style-complex="normal"/>
    </style:style>
    <style:style style:name="T33" style:family="text">
      <style:text-properties fo:font-style="normal" officeooo:rsid="0025c57b" style:font-name-asian="Times New Roman2" style:language-asian="ko" style:country-asian="KR" style:font-style-asian="normal" style:font-name-complex="Times New Roman2" style:language-complex="ar" style:country-complex="SA" style:font-style-complex="normal"/>
    </style:style>
    <style:style style:name="T34" style:family="text">
      <style:text-properties fo:font-style="normal" officeooo:rsid="00263716" style:font-name-asian="Times New Roman2" style:language-asian="ko" style:country-asian="KR" style:font-style-asian="normal" style:font-name-complex="Times New Roman2" style:language-complex="ar" style:country-complex="SA" style:font-style-complex="normal"/>
    </style:style>
    <style:style style:name="T35" style:family="text">
      <style:text-properties fo:font-style="normal" officeooo:rsid="00281e68" style:font-name-asian="Times New Roman2" style:language-asian="ko" style:country-asian="KR" style:font-style-asian="normal" style:font-name-complex="Times New Roman2" style:language-complex="ar" style:country-complex="SA" style:font-style-complex="normal"/>
    </style:style>
    <style:style style:name="T36" style:family="text">
      <style:text-properties fo:font-style="normal" style:font-style-asian="normal" style:font-style-complex="normal"/>
    </style:style>
    <style:style style:name="T37" style:family="text">
      <style:text-properties fo:font-style="normal" officeooo:rsid="0023cb0c" style:font-style-asian="normal" style:font-style-complex="normal"/>
    </style:style>
    <style:style style:name="T38" style:family="text">
      <style:text-properties officeooo:rsid="0010bcee"/>
    </style:style>
    <style:style style:name="T39" style:family="text">
      <style:text-properties style:text-underline-style="none"/>
    </style:style>
    <style:style style:name="T40" style:family="text">
      <style:text-properties fo:color="#3b5bb5"/>
    </style:style>
    <style:style style:name="T41" style:family="text">
      <style:text-properties fo:color="#3b5bb5" officeooo:rsid="0019e236"/>
    </style:style>
    <style:style style:name="T42" style:family="text">
      <style:text-properties fo:color="#ff7800"/>
    </style:style>
    <style:style style:name="T43" style:family="text">
      <style:text-properties style:use-window-font-color="true"/>
    </style:style>
    <style:style style:name="T44" style:family="text">
      <style:text-properties style:use-window-font-color="true" fo:font-style="normal" officeooo:rsid="0014f16b" style:font-name-asian="Times New Roman2" style:language-asian="ko" style:country-asian="KR" style:font-style-asian="normal" style:font-name-complex="Times New Roman2" style:language-complex="ar" style:country-complex="SA" style:font-style-complex="normal"/>
    </style:style>
    <style:style style:name="T45" style:family="text">
      <style:text-properties style:use-window-font-color="true" fo:font-style="normal" officeooo:rsid="0018e55a" style:font-name-asian="Times New Roman2" style:language-asian="ko" style:country-asian="KR" style:font-style-asian="normal" style:font-name-complex="Times New Roman2" style:language-complex="ar" style:country-complex="SA" style:font-style-complex="normal"/>
    </style:style>
    <style:style style:name="T46" style:family="text">
      <style:text-properties style:use-window-font-color="true" fo:font-style="normal" officeooo:rsid="001d42e6" style:font-name-asian="Times New Roman2" style:language-asian="ko" style:country-asian="KR" style:font-style-asian="normal" style:font-name-complex="Times New Roman2" style:language-complex="ar" style:country-complex="SA" style:font-style-complex="normal"/>
    </style:style>
    <style:style style:name="T47" style:family="text">
      <style:text-properties style:use-window-font-color="true" fo:font-style="normal" officeooo:rsid="0023cb0c" style:font-name-asian="Times New Roman2" style:language-asian="ko" style:country-asian="KR" style:font-style-asian="normal" style:font-name-complex="Times New Roman2" style:language-complex="ar" style:country-complex="SA" style:font-style-complex="normal"/>
    </style:style>
    <style:style style:name="T48" style:family="text">
      <style:text-properties style:use-window-font-color="true" fo:font-style="normal" officeooo:rsid="0018e55a" style:font-style-asian="normal" style:font-style-complex="normal"/>
    </style:style>
    <style:style style:name="T49" style:family="text">
      <style:text-properties style:use-window-font-color="true" fo:font-style="normal" officeooo:rsid="0023cb0c" style:font-style-asian="normal" style:font-style-complex="normal"/>
    </style:style>
    <style:style style:name="T50" style:family="text">
      <style:text-properties style:use-window-font-color="true" officeooo:rsid="0018e55a"/>
    </style:style>
    <style:style style:name="T51" style:family="text">
      <style:text-properties style:use-window-font-color="true" officeooo:rsid="0023cb0c"/>
    </style:style>
    <style:style style:name="T52" style:family="text">
      <style:text-properties style:use-window-font-color="true" officeooo:rsid="002cb977"/>
    </style:style>
    <style:style style:name="T53" style:family="text">
      <style:text-properties style:use-window-font-color="true" style:font-name="Courier" officeooo:rsid="002cb977"/>
    </style:style>
    <style:style style:name="T54" style:family="text">
      <style:text-properties fo:color="#409b1c"/>
    </style:style>
    <style:style style:name="T55" style:family="text">
      <style:text-properties officeooo:rsid="0019e236"/>
    </style:style>
    <style:style style:name="T56" style:family="text">
      <style:text-properties officeooo:rsid="0019ef9c"/>
    </style:style>
    <style:style style:name="T57" style:family="text">
      <style:text-properties officeooo:rsid="00206a81"/>
    </style:style>
    <style:style style:name="T58" style:family="text">
      <style:text-properties style:font-name="Courier"/>
    </style:style>
    <style:style style:name="T59" style:family="text">
      <style:text-properties style:font-name="Courier" fo:font-style="italic" officeooo:rsid="00206a81" style:font-name-asian="Times New Roman2" style:language-asian="ko" style:country-asian="KR" style:font-style-asian="italic" style:font-name-complex="Times New Roman2" style:language-complex="ar" style:country-complex="SA"/>
    </style:style>
    <style:style style:name="T60" style:family="text">
      <style:text-properties officeooo:rsid="0023cb0c"/>
    </style:style>
    <style:style style:name="T61" style:family="text">
      <style:text-properties officeooo:rsid="00263716"/>
    </style:style>
    <style:style style:name="T62" style:family="text">
      <style:text-properties officeooo:rsid="0028ce62"/>
    </style:style>
    <style:style style:name="T63" style:family="text">
      <style:text-properties officeooo:rsid="002cb9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4">Kennesaw State University</text:p>
      <text:p text:style-name="P3"/>
      <text:p text:style-name="P4">Department of Computer Science</text:p>
      <text:p text:style-name="P3"/>
      <text:p text:style-name="P4">CS3530 Operating Systems</text:p>
      <text:p text:style-name="P3"/>
      <text:p text:style-name="P31">Assignment <text:span text:style-name="T57">5</text:span> : <text:span text:style-name="T57">Analyze paging algorithms.</text:span></text:p>
      <text:p text:style-name="P2"/>
      <text:p text:style-name="P4">Michael Hug</text:p>
      <text:p text:style-name="P3"/>
      <text:p text:style-name="P3"><text:a xlink:type="simple" xlink:href="mailto:hmichae4@students.kennesaw.edu"><text:span text:style-name="Internet_20_link"><text:span text:style-name="T1">hmichae4@students.kennesaw.edu</text:span></text:span></text:a></text:p>
      <text:p text:style-name="P3"/>
      <text:p text:style-name="P5"><text:span text:style-name="T57">3 December </text:span>201<text:span text:style-name="T38">3</text:span></text:p>
      <text:p text:style-name="P10">Initial <text:span text:style-name="T56">P</text:span>roblem <text:span text:style-name="T56">S</text:span>tatement</text:p>
      <text:p text:style-name="P19"><text:tab/><text:span text:style-name="T38">A simulation of a memory unit was proposed. The memory unit used different algorithms to evict pages when the memory unit was full</text:span>. <text:span text:style-name="T61">Page faults are examined. Page faults are any call from the memory unit to a file. Page faults are inevitably encountered at the beginning of the simulation before the memory has any pages. The simulation endeavored to examine the page faults that occur when memory unit was at capacity.</text:span></text:p>
      <text:p text:style-name="P34">Use the programs in 3530fa13-memory-sim-distribution-131120.zip to analyze some paging algorithms.</text:p>
      <text:p text:style-name="P33">Use two methods to generate page streams for this analysis:</text:p>
      <text:list xml:id="list2977809459932468304" text:style-name="L1">
        <text:list-item>
          <text:p text:style-name="P28"><text:span text:style-name="T2">The memory reference stream in the file </text:span><text:span text:style-name="T59">spice.din</text:span></text:p>
        </text:list-item>
        <text:list-item>
          <text:p text:style-name="P23">A randomly generated stream using the weights {50, 1, 1, 50}</text:p>
        </text:list-item>
      </text:list>
      <text:p text:style-name="P24">Use the following parameters:</text:p>
      <text:list xml:id="list5672457004236459639" text:style-name="L2">
        <text:list-item>
          <text:p text:style-name="P25">Execution time</text:p>
          <text:list>
            <text:list-item>
              <text:p text:style-name="P25">Whatever the <text:span text:style-name="T58">spice.din</text:span> file provides</text:p>
            </text:list-item>
            <text:list-item>
              <text:p text:style-name="P25">50000 page references for the randomly generated pages</text:p>
            </text:list-item>
          </text:list>
        </text:list-item>
        <text:list-item>
          <text:p text:style-name="P25">Number of pages needed by the process: 32</text:p>
        </text:list-item>
        <text:list-item>
          <text:p text:style-name="P25">Number of frames available for the process: 8</text:p>
        </text:list-item>
      </text:list>
      <text:p text:style-name="P24">Compare the following page replacement algorithms in each case:</text:p>
      <text:list xml:id="list3152447866377281408" text:style-name="L3">
        <text:list-item>
          <text:p text:style-name="P26">Optimal algorithm</text:p>
        </text:list-item>
        <text:list-item>
          <text:p text:style-name="P26">LRU algorithm</text:p>
        </text:list-item>
        <text:list-item>
          <text:p text:style-name="P26"><text:soft-page-break/>Constant algorithm, always evicts the page in frame 0</text:p>
        </text:list-item>
        <text:list-item>
          <text:p text:style-name="P26">Random algorith, evicts a randoly chosen page</text:p>
        </text:list-item>
      </text:list>
      <text:p text:style-name="P24">For each combination of page generation method and algorithm do 5 runs. Collect the results and create a report based on these results.</text:p>
      <text:p text:style-name="P24">The report should describe your findings, comparing the randomly generated page stream with the real memory stream and comparing the four algorithms. In support of your discussion, include at least the following:</text:p>
      <text:list xml:id="list6869518094376177350" text:style-name="L4">
        <text:list-item>
          <text:p text:style-name="P27">A summary of the fault ratio for the eight different combinations of page generation method and page replacement algorithm. Use a table for this.</text:p>
        </text:list-item>
        <text:list-item>
          <text:p text:style-name="P27">Give a one sentence description of the weights, what is the effect of using those weights?</text:p>
        </text:list-item>
        <text:list-item>
          <text:p text:style-name="P27">Is this set of weights more realistic than the ones presented in class? You don’t have to present the data from class, but you should refer to it.</text:p>
        </text:list-item>
      </text:list>
      <text:list xml:id="list22429633715219" text:continue-list="list2977809459932468304" text:style-name="L1">
        <text:list-header>
          <text:p text:style-name="P23"/>
        </text:list-header>
      </text:list>
      <text:p text:style-name="P6">Summary and <text:span text:style-name="T56">P</text:span>urpose of the <text:span text:style-name="T56">A</text:span>ssignment <text:span text:style-name="T56">A</text:span>ctivity</text:p>
      <text:p text:style-name="P19"><text:tab/><text:span text:style-name="T38">This activity is meant to show the difference in paging ratios using different types of paging algorithms. First the Optimal algorithm is used, which is an algorithm that would be impossible in the real world. This oracle </text:span><text:bookmark-start text:name="__DdeLink__629_76142037"/><text:span text:style-name="T38">algorithm</text:span><text:bookmark-end text:name="__DdeLink__629_76142037"/><text:span text:style-name="T38"> can impossibly see future page requests and is useful for judging all the other paging algorithm. Secondly the LRU algorithm, which stands for Least Recently Used, is implemented. This algorithm evicts the page that was used longest ago by any constant time. Thirdly the Constant algorithm, which always evicts the page in frame 0, is implemented. This algorithms always evicts the same page without consideration. Fourthly the Random algorithm, which evicts a randomly chosen page. The effectiveness of each algorithm is </text:span><text:soft-page-break/><text:span text:style-name="T38">measured by the number of page request divided by the number or page faults yielding a page fault ratio. Algorithm effectiveness and page fault ratios are inversely related. The lower the ratio the more effective the algorithm.</text:span></text:p>
      <text:p text:style-name="P19"><text:span text:style-name="T38"/></text:p>
      <text:p text:style-name="P16"><text:span text:style-name="T60">Weights</text:span> Used <text:span text:style-name="T62">For Random Numbers</text:span></text:p>
      <text:p text:style-name="P21"><text:span text:style-name="T25"><text:tab/></text:span><text:span text:style-name="T34">Non negative weight of</text:span><text:span text:style-name="T31"> randomly generated </text:span><text:span text:style-name="T34">integers </text:span><text:span text:style-name="T25">were used in the simulations to create a </text:span><text:span text:style-name="T30">reproducible </text:span><text:span text:style-name="T25">environment. These constants could be further altered to </text:span><text:span text:style-name="T34">show </text:span><text:span text:style-name="T35">bottlenecks caused by thrashing</text:span><text:span text:style-name="T25">. </text:span><text:span text:style-name="T29">The following </text:span><text:span text:style-name="T28">constants were used in all the simulations </text:span><text:span text:style-name="T25">.</text:span></text:p>
      <text:p text:style-name="P35"><text:span text:style-name="T31">A </text:span><text:span text:style-name="T45">= </text:span><text:span text:style-name="T47">50</text:span></text:p>
      <text:p text:style-name="P35"><text:span text:style-name="T31">B</text:span><text:span text:style-name="T27"> </text:span><text:bookmark-start text:name="__DdeLink__1516_1869914670"/><text:span text:style-name="T44">=</text:span><text:span text:style-name="T27"> </text:span><text:bookmark-end text:name="__DdeLink__1516_1869914670"/><text:span text:style-name="T47">1</text:span></text:p>
      <text:p text:style-name="P35"><text:span text:style-name="T31">C</text:span><text:span text:style-name="T27"> </text:span><text:span text:style-name="T44">=</text:span><text:span text:style-name="T27"> </text:span><text:span text:style-name="T47">1</text:span></text:p>
      <text:p text:style-name="P35"><text:span text:style-name="T31">D</text:span><text:span text:style-name="T44"> = </text:span><text:span text:style-name="T46">5</text:span><text:span text:style-name="T47">0</text:span></text:p>
      <text:p text:style-name="P20"><text:span text:style-name="T26"><text:tab/></text:span><text:span text:style-name="T31">A is the percentage chances weight that will be normalized to sum to 1 that the next reference is the same. B is the percentage chances weight that will be normalized to sum to 1 that the next </text:span><text:span text:style-name="T32">next reference is the next page (if any)</text:span><text:span text:style-name="T31">. C is the percentage chances weight that will be normalized to sum to 1 that the </text:span><text:span text:style-name="T33">next page is another randomly chosen page</text:span><text:span text:style-name="T31">. D is the percentage chances weight that will be normalized to sum to 1 that the next </text:span><text:span text:style-name="T33">page is one of a list of recent references (if any)</text:span><text:span text:style-name="T31">.</text:span></text:p>
      <text:p text:style-name="P20"><text:span text:style-name="T31"/></text:p>
      <text:p text:style-name="P17"><text:span text:style-name="T60">Collected Real Life Memory References</text:span> Used</text:p>
      <text:p text:style-name="P22">spice.din</text:p>
      <text:p text:style-name="P17"/>
      <text:p text:style-name="P30"><text:span text:style-name="T63">Constants </text:span>Used</text:p>
      <text:p text:style-name="P36"><text:span text:style-name="T63">page references </text:span><text:span text:style-name="T50">= </text:span><text:span text:style-name="T52">50000 ,length of </text:span><text:span text:style-name="T53">spice.din</text:span></text:p>
      <text:p text:style-name="P36"><text:span text:style-name="T63">Number of pages needed by the process</text:span><text:span text:style-name="T52"> </text:span><text:span text:style-name="T50">= </text:span><text:span text:style-name="T52">32</text:span></text:p>
      <text:p text:style-name="P37">Number of frames available for the process<text:span text:style-name="T52"> </text:span><text:span text:style-name="T43">= </text:span><text:span text:style-name="T52">8</text:span></text:p>
      <text:p text:style-name="P38"/>
      <text:p text:style-name="P18">Data Collected</text:p>
      <text:p text:style-name="P32"><text:tab/><text:span text:style-name="T21">The data collected is the </text:span><text:span text:style-name="T24">page fault ratio of considered paging algorithms. The data is simulated using </text:span><text:bookmark-start text:name="__DdeLink__694_76142037"/><text:span text:style-name="T24">random weighted data</text:span><text:bookmark-end text:name="__DdeLink__694_76142037"/><text:span text:style-name="T24"> and from real life memory references. The random weighted data was run multiple times to show constancy. </text:span></text:p>
      <table:table table:name="Average_Job_Wait_Time" table:style-name="Average_5f_Job_5f_Wait_5f_Time">
        <table:table-column table:style-name="Average_5f_Job_5f_Wait_5f_Time.A" table:number-columns-repeated="2"/>
        <table:table-row table:style-name="Average_5f_Job_5f_Wait_5f_Time.1">
          <table:table-cell table:style-name="Average_5f_Job_5f_Wait_5f_Time.A1" table:number-columns-spanned="2" office:value-type="string">
            <text:p text:style-name="P39">Random Weighted Data</text:p>
          </table:table-cell>
          <table:covered-table-cell/>
        </table:table-row>
        <table:table-row table:style-name="Average_5f_Job_5f_Wait_5f_Time.1">
          <table:table-cell table:style-name="Average_5f_Job_5f_Wait_5f_Time.A2" office:value-type="string">
            <text:p text:style-name="P40"><text:span text:style-name="T36">Run number</text:span>=0</text:p>
            <text:p text:style-name="P40"><text:span text:style-name="T36">Selections strategy</text:span>=choose_optimal</text:p>
          </table:table-cell>
          <table:table-cell table:style-name="Average_5f_Job_5f_Wait_5f_Time.B2" office:value-type="string">
            <text:p text:style-name="P43"><text:bookmark-start text:name="__DdeLink__1509_1869914670"/>Fault ratio: <text:span text:style-name="T3">0.24845600</text:span><text:bookmark-end text:name="__DdeLink__1509_1869914670"/></text:p>
          </table:table-cell>
        </table:table-row>
        <table:table-row table:style-name="Average_5f_Job_5f_Wait_5f_Time.1">
          <table:table-cell table:style-name="Average_5f_Job_5f_Wait_5f_Time.A2" office:value-type="string">
            <text:p text:style-name="P40"><text:span text:style-name="T36">Run number</text:span>=1</text:p>
            <text:p text:style-name="P40"><text:span text:style-name="T36">Selections strategy</text:span>=choose_optimal</text:p>
          </table:table-cell>
          <table:table-cell table:style-name="Average_5f_Job_5f_Wait_5f_Time.B2" office:value-type="string">
            <text:p text:style-name="P43"><text:bookmark-start text:name="__DdeLink__1511_1869914670"/>Fault ratio: <text:span text:style-name="T3">0.</text:span><text:bookmark-end text:name="__DdeLink__1511_1869914670"/><text:span text:style-name="T3">24883200</text:span></text:p>
          </table:table-cell>
        </table:table-row>
        <table:table-row table:style-name="Average_5f_Job_5f_Wait_5f_Time.1">
          <table:table-cell table:style-name="Average_5f_Job_5f_Wait_5f_Time.A2" office:value-type="string">
            <text:p text:style-name="P40"><text:span text:style-name="T36">Run number</text:span>=2</text:p>
            <text:p text:style-name="P40"><text:span text:style-name="T36">Selections strategy</text:span>=choose_optimal</text:p>
          </table:table-cell>
          <table:table-cell table:style-name="Average_5f_Job_5f_Wait_5f_Time.B2" office:value-type="string">
            <text:p text:style-name="P43"><text:bookmark-start text:name="__DdeLink__1513_1869914670"/>Fault ratio: <text:span text:style-name="T3">0.</text:span><text:bookmark-end text:name="__DdeLink__1513_1869914670"/><text:span text:style-name="T3">24863600</text:span></text:p>
          </table:table-cell>
        </table:table-row>
        <table:table-row table:style-name="Average_5f_Job_5f_Wait_5f_Time.1">
          <table:table-cell table:style-name="Average_5f_Job_5f_Wait_5f_Time.A2" office:value-type="string">
            <text:p text:style-name="P40"><text:span text:style-name="T36">Run number</text:span>=3</text:p>
            <text:p text:style-name="P40"><text:span text:style-name="T36">Selections strategy</text:span>=choose_optimal</text:p>
          </table:table-cell>
          <table:table-cell table:style-name="Average_5f_Job_5f_Wait_5f_Time.B2" office:value-type="string">
            <text:p text:style-name="P43">Fault ratio: <text:span text:style-name="T3">0.24907000</text:span></text:p>
          </table:table-cell>
        </table:table-row>
        <table:table-row table:style-name="Average_5f_Job_5f_Wait_5f_Time.1">
          <table:table-cell table:style-name="Average_5f_Job_5f_Wait_5f_Time.A2" office:value-type="string">
            <text:p text:style-name="P40"><text:span text:style-name="T36">Run number</text:span>=4</text:p>
            <text:p text:style-name="P40"><text:span text:style-name="T36">Selections strategy</text:span>=choose_optimal</text:p>
          </table:table-cell>
          <table:table-cell table:style-name="Average_5f_Job_5f_Wait_5f_Time.B2" office:value-type="string">
            <text:p text:style-name="P43">Fault ratio: <text:span text:style-name="T3">0.24837200</text:span></text:p>
          </table:table-cell>
        </table:table-row>
        <table:table-row table:style-name="Average_5f_Job_5f_Wait_5f_Time.1">
          <table:table-cell table:style-name="Average_5f_Job_5f_Wait_5f_Time.A2" office:value-type="string">
            <text:p text:style-name="P40"><text:span text:style-name="T36">Run number</text:span>=0</text:p>
            <text:p text:style-name="P40"><text:span text:style-name="T36">Selections strategy</text:span>=choose_LRU</text:p>
          </table:table-cell>
          <table:table-cell table:style-name="Average_5f_Job_5f_Wait_5f_Time.B2" office:value-type="string">
            <text:p text:style-name="P43">Fault ratio: <text:span text:style-name="T3">0.38537200</text:span></text:p>
          </table:table-cell>
        </table:table-row>
        <table:table-row table:style-name="Average_5f_Job_5f_Wait_5f_Time.1">
          <table:table-cell table:style-name="Average_5f_Job_5f_Wait_5f_Time.A2" office:value-type="string">
            <text:p text:style-name="P40"><text:span text:style-name="T36">Run number</text:span>=1</text:p>
            <text:p text:style-name="P40"><text:span text:style-name="T36">Selections strategy</text:span>=choose_LRU</text:p>
          </table:table-cell>
          <table:table-cell table:style-name="Average_5f_Job_5f_Wait_5f_Time.B2" office:value-type="string">
            <text:p text:style-name="P43">Fault ratio: <text:span text:style-name="T3">0.38514000</text:span></text:p>
          </table:table-cell>
        </table:table-row>
        <table:table-row table:style-name="Average_5f_Job_5f_Wait_5f_Time.1">
          <table:table-cell table:style-name="Average_5f_Job_5f_Wait_5f_Time.A2" office:value-type="string">
            <text:p text:style-name="P40"><text:span text:style-name="T36">Run number</text:span>=2</text:p>
            <text:p text:style-name="P40"><text:span text:style-name="T36">Selections strategy</text:span>=choose_LRU</text:p>
          </table:table-cell>
          <table:table-cell table:style-name="Average_5f_Job_5f_Wait_5f_Time.B2" office:value-type="string">
            <text:p text:style-name="P43">Fault ratio: <text:span text:style-name="T3">0.38552200</text:span></text:p>
          </table:table-cell>
        </table:table-row>
        <table:table-row table:style-name="Average_5f_Job_5f_Wait_5f_Time.1">
          <table:table-cell table:style-name="Average_5f_Job_5f_Wait_5f_Time.A2" office:value-type="string">
            <text:p text:style-name="P40"><text:span text:style-name="T36">Run number</text:span>=3</text:p>
            <text:p text:style-name="P40"><text:span text:style-name="T36">Selections strategy</text:span>=choose_LRU</text:p>
          </table:table-cell>
          <table:table-cell table:style-name="Average_5f_Job_5f_Wait_5f_Time.B2" office:value-type="string">
            <text:p text:style-name="P43">Fault ratio: <text:span text:style-name="T3">0.38540400</text:span></text:p>
          </table:table-cell>
        </table:table-row>
        <table:table-row table:style-name="Average_5f_Job_5f_Wait_5f_Time.1">
          <table:table-cell table:style-name="Average_5f_Job_5f_Wait_5f_Time.A2" office:value-type="string">
            <text:p text:style-name="P40"><text:span text:style-name="T36">Run number</text:span>=4</text:p>
            <text:p text:style-name="P40"><text:span text:style-name="T36">Selections strategy</text:span>=choose_LRU</text:p>
          </table:table-cell>
          <table:table-cell table:style-name="Average_5f_Job_5f_Wait_5f_Time.B2" office:value-type="string">
            <text:p text:style-name="P43">Fault ratio: <text:span text:style-name="T3">0.38619000</text:span></text:p>
          </table:table-cell>
        </table:table-row>
        <text:soft-page-break/>
        <table:table-row table:style-name="Average_5f_Job_5f_Wait_5f_Time.1">
          <table:table-cell table:style-name="Average_5f_Job_5f_Wait_5f_Time.A2" office:value-type="string">
            <text:p text:style-name="P40"><text:span text:style-name="T36">Run number</text:span>=0</text:p>
            <text:p text:style-name="P40"><text:span text:style-name="T36">Selections strategy</text:span>=choose_constant</text:p>
          </table:table-cell>
          <table:table-cell table:style-name="Average_5f_Job_5f_Wait_5f_Time.B2" office:value-type="string">
            <text:p text:style-name="P43">Fault ratio: <text:span text:style-name="T3">0.54566000</text:span></text:p>
          </table:table-cell>
        </table:table-row>
        <table:table-row table:style-name="Average_5f_Job_5f_Wait_5f_Time.1">
          <table:table-cell table:style-name="Average_5f_Job_5f_Wait_5f_Time.A2" office:value-type="string">
            <text:p text:style-name="P40"><text:span text:style-name="T36">Run number</text:span>=1</text:p>
            <text:p text:style-name="P40"><text:span text:style-name="T36">Selections strategy</text:span>=choose_constant</text:p>
          </table:table-cell>
          <table:table-cell table:style-name="Average_5f_Job_5f_Wait_5f_Time.B2" office:value-type="string">
            <text:p text:style-name="P43">Fault ratio: <text:span text:style-name="T3">0.54342600</text:span></text:p>
          </table:table-cell>
        </table:table-row>
        <table:table-row table:style-name="Average_5f_Job_5f_Wait_5f_Time.1">
          <table:table-cell table:style-name="Average_5f_Job_5f_Wait_5f_Time.A2" office:value-type="string">
            <text:p text:style-name="P40"><text:span text:style-name="T36">Run number</text:span>=2</text:p>
            <text:p text:style-name="P40"><text:span text:style-name="T36">Selections strategy</text:span>=choose_constant</text:p>
          </table:table-cell>
          <table:table-cell table:style-name="Average_5f_Job_5f_Wait_5f_Time.B2" office:value-type="string">
            <text:p text:style-name="P43">Fault ratio: <text:span text:style-name="T3">0.54226400</text:span></text:p>
          </table:table-cell>
        </table:table-row>
        <table:table-row table:style-name="Average_5f_Job_5f_Wait_5f_Time.1">
          <table:table-cell table:style-name="Average_5f_Job_5f_Wait_5f_Time.A2" office:value-type="string">
            <text:p text:style-name="P40"><text:span text:style-name="T36">Run number</text:span>=3</text:p>
            <text:p text:style-name="P40"><text:span text:style-name="T36">Selections strategy</text:span>=choose_constant</text:p>
          </table:table-cell>
          <table:table-cell table:style-name="Average_5f_Job_5f_Wait_5f_Time.B2" office:value-type="string">
            <text:p text:style-name="P43">Fault ratio: <text:span text:style-name="T3">0.54221800</text:span></text:p>
          </table:table-cell>
        </table:table-row>
        <table:table-row table:style-name="Average_5f_Job_5f_Wait_5f_Time.1">
          <table:table-cell table:style-name="Average_5f_Job_5f_Wait_5f_Time.A2" office:value-type="string">
            <text:p text:style-name="P40"><text:span text:style-name="T36">Run number</text:span>=4</text:p>
            <text:p text:style-name="P40"><text:span text:style-name="T36">Selections strategy</text:span>=choose_constant</text:p>
          </table:table-cell>
          <table:table-cell table:style-name="Average_5f_Job_5f_Wait_5f_Time.B2" office:value-type="string">
            <text:p text:style-name="P43">Fault ratio: <text:span text:style-name="T3">0.54159200</text:span></text:p>
          </table:table-cell>
        </table:table-row>
        <table:table-row table:style-name="Average_5f_Job_5f_Wait_5f_Time.1">
          <table:table-cell table:style-name="Average_5f_Job_5f_Wait_5f_Time.A2" office:value-type="string">
            <text:p text:style-name="P40"><text:span text:style-name="T36">Run number</text:span>=0</text:p>
            <text:p text:style-name="P40"><text:span text:style-name="T36">Selections strategy</text:span>=choose_random</text:p>
          </table:table-cell>
          <table:table-cell table:style-name="Average_5f_Job_5f_Wait_5f_Time.B2" office:value-type="string">
            <text:p text:style-name="P43">Fault ratio: <text:span text:style-name="T3">0.41813400</text:span></text:p>
          </table:table-cell>
        </table:table-row>
        <table:table-row table:style-name="Average_5f_Job_5f_Wait_5f_Time.1">
          <table:table-cell table:style-name="Average_5f_Job_5f_Wait_5f_Time.A2" office:value-type="string">
            <text:p text:style-name="P40"><text:span text:style-name="T36">Run number</text:span>=1</text:p>
            <text:p text:style-name="P40"><text:span text:style-name="T36">Selections strategy</text:span>=choose_random</text:p>
          </table:table-cell>
          <table:table-cell table:style-name="Average_5f_Job_5f_Wait_5f_Time.B2" office:value-type="string">
            <text:p text:style-name="P43">Fault ratio: <text:span text:style-name="T3">0.41806000</text:span></text:p>
          </table:table-cell>
        </table:table-row>
        <table:table-row table:style-name="Average_5f_Job_5f_Wait_5f_Time.1">
          <table:table-cell table:style-name="Average_5f_Job_5f_Wait_5f_Time.A2" office:value-type="string">
            <text:p text:style-name="P40"><text:span text:style-name="T36">Run number</text:span>=2</text:p>
            <text:p text:style-name="P40"><text:span text:style-name="T36">Selections strategy</text:span>=choose_random</text:p>
          </table:table-cell>
          <table:table-cell table:style-name="Average_5f_Job_5f_Wait_5f_Time.B2" office:value-type="string">
            <text:p text:style-name="P43">Fault ratio: <text:span text:style-name="T3">0.41910200</text:span></text:p>
          </table:table-cell>
        </table:table-row>
        <table:table-row table:style-name="Average_5f_Job_5f_Wait_5f_Time.1">
          <table:table-cell table:style-name="Average_5f_Job_5f_Wait_5f_Time.A2" office:value-type="string">
            <text:p text:style-name="P40"><text:span text:style-name="T36">Run number</text:span>=3</text:p>
            <text:p text:style-name="P40"><text:span text:style-name="T36">Selections strategy</text:span>=choose_random</text:p>
          </table:table-cell>
          <table:table-cell table:style-name="Average_5f_Job_5f_Wait_5f_Time.B2" office:value-type="string">
            <text:p text:style-name="P43">Fault ratio: <text:span text:style-name="T3">0.41774200</text:span></text:p>
          </table:table-cell>
        </table:table-row>
        <table:table-row table:style-name="Average_5f_Job_5f_Wait_5f_Time.1">
          <table:table-cell table:style-name="Average_5f_Job_5f_Wait_5f_Time.A2" office:value-type="string">
            <text:p text:style-name="P40"><text:span text:style-name="T36">Run number</text:span>=4</text:p>
            <text:p text:style-name="P40"><text:span text:style-name="T36">Selections strategy</text:span>=choose_random</text:p>
          </table:table-cell>
          <table:table-cell table:style-name="Average_5f_Job_5f_Wait_5f_Time.B2" office:value-type="string">
            <text:p text:style-name="P43">Fault ratio: <text:span text:style-name="T3">0.41711800</text:span></text:p>
          </table:table-cell>
        </table:table-row>
      </table:table>
      <text:p text:style-name="Text_20_body"/>
      <table:table table:name="Table1" table:style-name="Table1">
        <table:table-column table:style-name="Table1.A" table:number-columns-repeated="2"/>
        <table:table-header-rows>
          <table:table-row table:style-name="Table1.1">
            <table:table-cell table:style-name="Table1.A1" table:number-columns-spanned="2" office:value-type="string">
              <text:p text:style-name="P39">Random Weighted Data</text:p>
            </table:table-cell>
            <table:covered-table-cell/>
          </table:table-row>
        </table:table-header-rows>
        <table:table-row table:style-name="Table1.1">
          <table:table-cell table:style-name="Table1.A2" office:value-type="string">
            <text:p text:style-name="P42"><text:span text:style-name="T36">Selections strategy</text:span>=choose_optimal</text:p>
          </table:table-cell>
          <table:table-cell table:style-name="Table1.B2" office:value-type="string">
            <text:p text:style-name="P44">Fault ratio: <text:span text:style-name="T3">0.</text:span><text:span text:style-name="T4">00503000</text:span></text:p>
          </table:table-cell>
        </table:table-row>
        <table:table-row table:style-name="Table1.1">
          <table:table-cell table:style-name="Table1.A5" office:value-type="string">
            <text:p text:style-name="P41"><text:span text:style-name="T36">Selections strategy</text:span>=choose_LRU</text:p>
          </table:table-cell>
          <table:table-cell table:style-name="Table1.B3" office:value-type="string">
            <text:p text:style-name="P44">Fault ratio: <text:span text:style-name="T3">0.</text:span><text:span text:style-name="T4">00754533</text:span></text:p>
          </table:table-cell>
        </table:table-row>
        <table:table-row table:style-name="Table1.1">
          <table:table-cell table:style-name="Table1.A5" office:value-type="string">
            <text:p text:style-name="P41"><text:span text:style-name="T36">Selections strategy</text:span>=choose_constant</text:p>
          </table:table-cell>
          <table:table-cell table:style-name="Table1.B3" office:value-type="string">
            <text:p text:style-name="P44">Fault ratio: <text:span text:style-name="T3">0.</text:span><text:span text:style-name="T4">13003591</text:span></text:p>
          </table:table-cell>
        </table:table-row>
        <table:table-row table:style-name="Table1.1">
          <table:table-cell table:style-name="Table1.A5" office:value-type="string">
            <text:p text:style-name="P41"><text:span text:style-name="T36">Selections strategy</text:span>=choose_random</text:p>
          </table:table-cell>
          <table:table-cell table:style-name="Table1.B3" office:value-type="string">
            <text:p text:style-name="P44"><text:span text:style-name="T3">Fault ratio: 0.</text:span><text:span text:style-name="T4">01176999</text:span></text:p>
          </table:table-cell>
        </table:table-row>
      </table:table>
      <text:p text:style-name="P2"/>
      <text:p text:style-name="P7">Comments and Conclusion</text:p>
      <text:p text:style-name="P9"><text:span text:style-name="T5"><text:tab/></text:span><text:span text:style-name="T10">Assignment </text:span><text:span text:style-name="T11">5</text:span><text:span text:style-name="T10"> examined different computer selection strategies for job submission. The strategy that produced the least wait time per job was “Strategy 3 : Pick the computer with the shortest queue.” </text:span><text:span text:style-name="T12">S</text:span><text:span text:style-name="T10">trategy </text:span><text:span text:style-name="T12">3 </text:span><text:span text:style-name="T10">gave the best results within the </text:span><text:span text:style-name="T13">parameters</text:span><text:span text:style-name="T10"> of assignment 3 using the PsimJ2 library. </text:span><text:span text:style-name="T13">The unmodified strategy and strategy 1 are within a standard error of 10 and can </text:span><text:soft-page-break/><text:span text:style-name="T13">be interpreted as having similar results. Strategy 2 had a performance gain over strategy 1, but was still multiples less than strategy 3's performance.</text:span><text:span text:style-name="T7"> </text:span></text:p>
      <text:p text:style-name="P8">Libraries and Script Files</text:p>
      <text:p text:style-name="P29"><text:span text:style-name="T17"><text:tab/></text:span><text:span text:style-name="T18">The simulation was carried </text:span><text:span text:style-name="T19">using the model found </text:span><text:span text:style-name="T20">in 3530fa13-memory-sim-distribution-131120.zip at</text:span><text:span text:style-name="T18">. This is a simulation developed by Dr. </text:span><text:span text:style-name="T19">Setzer</text:span><text:span text:style-name="T18"> at Kennesaw State University </text:span><text:span text:style-name="T19">a</text:span><text:span text:style-name="T18">vailable at </text:span><text:a xlink:type="simple" xlink:href="http://science.kennesaw.edu/~bsetzer/3530fa13/extra/examples/">http://science.kennesaw.edu/~bsetzer/3530fa13/extra/examples/</text:a><text:span text:style-name="T20"> </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vertical-align="baseline" style:writing-mode="lr-tb">
        <style:tab-stops/>
      </style:paragraph-properties>
      <style:text-properties fo:color="#00000a" style:font-name="Times New Roman" fo:font-family="'Times New Roman'" style:font-family-generic="roman" style:font-pitch="variable" fo:font-size="12pt" fo:language="en" fo:country="US"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style:style>
    <style:style style:name="apple-converted-space" style:family="text" style:parent-style-name="Default_20_Paragraph_20_Fon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57"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Hug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2:07:00</meta:creation-date>
    <meta:initial-creator>michael</meta:initial-creator>
    <dc:date>2013-12-03T02:24:28.107295010</dc:date>
    <meta:editing-cycles>27</meta:editing-cycles>
    <meta:editing-duration>PT2H35M1S</meta:editing-duration>
    <meta:generator>LibreOffice/4.1.3.2$Linux_X86_64 LibreOffice_project/410m0$Build-2</meta:generator>
    <meta:document-statistic meta:table-count="2" meta:image-count="0" meta:object-count="0" meta:page-count="7" meta:paragraph-count="122" meta:word-count="1017" meta:character-count="6783" meta:non-whitespace-character-count="5893"/>
    <meta:template xlink:type="simple" xlink:actuate="onRequest" xlink:title="Normal" xlink:href=""/>
  </office:meta>
</office:document-meta>
</file>